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53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2cm" svg:height="15.203cm" svg:x="3cm" svg:y="2.297cm">
          <draw:text-box>
            <text:p>7 年级 人教版英语 <text:s/>上 <text:s/>unit 7</text:p>
            <text:p/>
            <text:p/>
            <text:p>How many … / How much …</text:p>
            <text:p/>
            <text:p>socks / pants </text:p>
            <text:p/>
            <text:p>thirteen / fifteen / twenty / thirty / forty / fifty</text:p>
            <text:p/>
            <text:p>super store / grocery store / jewelry store / convenient store / drug store /</text:p>
            <text:p>stationery store / sports store / hardware store / book store / clothing store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4M24S</meta:editing-duration>
    <meta:editing-cycles>33</meta:editing-cycles>
    <meta:generator>OpenOffice/4.1.15$Win32 OpenOffice.org_project/4115m2$Build-9813</meta:generator>
    <dc:date>2025-11-22T17:16:40.14</dc:date>
    <meta:document-statistic meta:object-count="24"/>
  </office:meta>
</office:document-meta>
</file>